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7.59cm" table:align="margins"/>
    </style:style>
    <style:style style:name="表格1.A" style:family="table-column">
      <style:table-column-properties style:column-width="17.59cm" style:rel-column-width="65535*"/>
    </style:style>
    <style:style style:name="表格1.A1" style:family="table-cell">
      <style:table-cell-properties fo:padding="0.097cm" fo:border="0.05pt solid #000000"/>
    </style:style>
    <style:style style:name="表格2" style:family="table">
      <style:table-properties style:width="17.59cm" table:align="margins"/>
    </style:style>
    <style:style style:name="表格2.A" style:family="table-column">
      <style:table-column-properties style:column-width="17.59cm" style:rel-column-width="65535*"/>
    </style:style>
    <style:style style:name="表格2.A1" style:family="table-cell">
      <style:table-cell-properties fo:padding="0.097cm" fo:border="0.05pt solid #000000"/>
    </style:style>
    <number:date-style style:name="N5084" number:language="en" number:country="US">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2010 Hangzhou Regional Online Problem G Tetris Solution</text:h>
      <text:p text:style-name="Standard">本作品采用<text:a xlink:type="simple" xlink:href="http://creativecommons.org/licenses/by-nc-sa/3.0/">知识共享署名-非商业性使用-相同方式共享 3.0 Unported许可协议</text:a>进行许可</text:p>
      <text:p text:style-name="Standard">write by Gestalti Lur</text:p>
      <text:p text:style-name="Standard"><text:date style:data-style-name="N5084" text:date-value="2012-09-06T17:22:17">2012-09-06</text:date></text:p>
      <text:p text:style-name="Standard">原題：http://acm.hdu.edu.cn/showproblem.php?pid=3647</text:p>
      <text:h text:style-name="Heading_20_2" text:outline-level="2">题目大意</text:h>
      <text:p text:style-name="Standard"><text:tab/>问用给定顺序下落的俄罗斯方块能否拼成N＊M(N*M=40)的矩形。方块可以旋转，并且下落的时候不能受到已有方块的阻碍。</text:p>
      <text:h text:style-name="Heading_20_2" text:outline-level="2">算法分析</text:h>
      <text:p text:style-name="Standard"><text:tab/>用DFS即可，搜索状态记录当前每一列上方块的高度(数量)。然后扫描判断连续的一段上方块的高度是否能和落下的方块匹配即可。注意input中首先给出矩形宽度其次是其高度。</text:p>
      <text:p text:style-name="Standard"><text:tab/>另外注意这样的数据（OnlineJudge上似乎没有）：</text:p>
      <text:p text:style-name="Standard"><text:tab/>40 1<text:line-break/><text:tab/>I I I I I I I I I J</text:p>
      <text:h text:style-name="Heading_20_2" text:outline-level="2">参考代码</text:h>
      <table:table table:name="表格1" table:style-name="表格1">
        <table:table-column table:style-name="表格1.A"/>
        <table:table-row>
          <table:table-cell table:style-name="表格1.A1" office:value-type="string">
            <text:p text:style-name="Table_20_Contents">/*</text:p>
            <text:p text:style-name="Table_20_Contents"><text:s text:c="2"/>2010 HANGZHOU ONLINE G</text:p>
            <text:p text:style-name="Table_20_Contents"><text:s text:c="2"/>gestapolur</text:p>
            <text:p text:style-name="Table_20_Contents"><text:s text:c="2"/>2012-09-06</text:p>
            <text:p text:style-name="Table_20_Contents"><text:s text:c="2"/>ACCEPTED</text:p>
            <text:p text:style-name="Table_20_Contents">*/</text:p>
            <text:p text:style-name="Table_20_Contents">#include&lt;cstdio&gt;</text:p>
            <text:p text:style-name="Table_20_Contents">#include&lt;cstring&gt;</text:p>
            <text:p text:style-name="Table_20_Contents"/>
            <text:p text:style-name="Table_20_Contents">int n , m;</text:p>
            <text:p text:style-name="Table_20_Contents">int r[ 42 ];</text:p>
            <text:p text:style-name="Table_20_Contents">char t[ 11 ];</text:p>
            <text:p text:style-name="Table_20_Contents"/>
            <text:p text:style-name="Table_20_Contents">inline bool insert( int p , char x , int rr )</text:p>
            <text:p text:style-name="Table_20_Contents">{</text:p>
            <text:p text:style-name="Table_20_Contents"><text:s text:c="2"/>switch ( x )</text:p>
            <text:p text:style-name="Table_20_Contents"><text:s text:c="4"/>{</text:p>
            <text:p text:style-name="Table_20_Contents"><text:s text:c="4"/>case 'I' :</text:p>
            <text:p text:style-name="Table_20_Contents"><text:s text:c="6"/>if( rr == 0 and p + 3 &lt;= m and r[ p ] + 1 &lt;= n and r[ p ] == r[ p + 1 ] and r[ p ] == r[ p + 2 ] and r[ p ] == r[ p + 3 ] )</text:p>
            <text:p text:style-name="Table_20_Contents"><text:tab/>{ ++ r[ p ]; ++ r[ p + 1 ]; ++ r[ p + 2 ]; ++ r[ p + 3 ]; return true; }</text:p>
            <text:p text:style-name="Table_20_Contents"><text:s text:c="6"/>if( rr == 1 and r[ p ] + 4 &lt;= n ) { r[ p ] += 4; return true;}</text:p>
            <text:p text:style-name="Table_20_Contents"><text:s text:c="6"/>return false;</text:p>
            <text:p text:style-name="Table_20_Contents"><text:s text:c="4"/>case 'J' :</text:p>
            <text:p text:style-name="Table_20_Contents"><text:soft-page-break/><text:s text:c="6"/>if( rr == 0 and p + 2 &lt;= m and r[ p ] + 2 &lt;= n and r[ p ] == r[ p + 1 ] and r[ p ] == r[ p + 2 ] )</text:p>
            <text:p text:style-name="Table_20_Contents"><text:tab/>{ r[ p ] += 2; ++ r[ p + 1 ]; ++ r[ p + 2 ]; return true; }</text:p>
            <text:p text:style-name="Table_20_Contents"><text:s text:c="6"/>if( rr == 1 and p + 1 &lt;= m and r[ p ] + 3 &lt;= n and r[ p + 1 ] + 1 &lt;= n and r[ p ] + 2 == r[ p + 1 ] )</text:p>
            <text:p text:style-name="Table_20_Contents"><text:tab/>{ r[ p ] += 3; ++ r[ p + 1 ]; return true; }</text:p>
            <text:p text:style-name="Table_20_Contents"><text:s text:c="6"/>if( rr == 2 and p + 2 &lt;= m and r[ p ] == r[ p + 1 ] and r[ p ] == r[ p + 2 ] + 1 and r[ p ] + 1 &lt;= n and r[ p + 2 ] + 2 &lt;= n) </text:p>
            <text:p text:style-name="Table_20_Contents"><text:tab/>{ ++ r[ p ]; ++ r[ p + 1 ]; r[ p + 2 ] += 2; return true; }</text:p>
            <text:p text:style-name="Table_20_Contents"><text:s text:c="6"/>if( rr == 3 and p + 1 &lt;= m and r[ p + 1 ] + 3 &lt;= n and r[ p ] == r[ p + 1 ] )</text:p>
            <text:p text:style-name="Table_20_Contents"><text:s text:c="8"/>{ ++ r[ p ]; r[ p + 1 ] += 3; return true;}</text:p>
            <text:p text:style-name="Table_20_Contents"><text:s text:c="6"/>return false;</text:p>
            <text:p text:style-name="Table_20_Contents"><text:s text:c="4"/>case 'L' :</text:p>
            <text:p text:style-name="Table_20_Contents"><text:s text:c="6"/>if( rr == 0 and p + 2 &lt;= m and r[ p + 2 ] + 2 &lt;= n and r[ p ] == r[ p + 1 ] and r[ p ] == r[ p + 2 ] )</text:p>
            <text:p text:style-name="Table_20_Contents"><text:tab/>{ ++ r[ p ]; ++ r[ p + 1 ]; r[ p + 2 ] += 2; return true; }</text:p>
            <text:p text:style-name="Table_20_Contents"><text:s text:c="6"/>if( rr == 1 and p + 1 &lt;= m and r[ p ] + 3 &lt;= n and r[ p + 1 ] &lt;= n and r[ p ] == r[ p + 1 ] )</text:p>
            <text:p text:style-name="Table_20_Contents"><text:tab/>{ r[ p ] += 3 ; ++ r[ p + 1 ]; return true; }</text:p>
            <text:p text:style-name="Table_20_Contents"><text:s text:c="6"/>if( rr == 2 and p + 2 &lt;= m and r[ p ] + 2 &lt;= n and r[ p + 1 ] + 1 &lt;= n and r[ p ] + 1 == r[ p + 1 ] and r[ p + 1 ] == r[ p + 2 ] )</text:p>
            <text:p text:style-name="Table_20_Contents"><text:tab/>{ r[ p ] += 2; ++ r[ p + 1 ]; ++ r[ p + 2 ]; return true;}</text:p>
            <text:p text:style-name="Table_20_Contents"><text:s text:c="6"/>if( rr == 3 and p + 1 &lt;= m and r[ p + 1 ] + 3 &lt;= n and r[ p + 1 ] + 2 == r[ p ] )</text:p>
            <text:p text:style-name="Table_20_Contents"><text:s text:c="8"/>{ ++ r[ p ]; r[ p + 1 ] += 3; return true; }</text:p>
            <text:p text:style-name="Table_20_Contents"><text:s text:c="6"/>return false;</text:p>
            <text:p text:style-name="Table_20_Contents"><text:s text:c="4"/>case 'O' :</text:p>
            <text:p text:style-name="Table_20_Contents"><text:s text:c="6"/>if( rr == 0 and p + 1 &lt;= m and r[ p ] + 2 &lt;= n and r[ p ] == r[ p + 1 ] )</text:p>
            <text:p text:style-name="Table_20_Contents"><text:tab/>{ r[ p ] += 2 ; r[ p + 1 ] += 2 ; return true;}</text:p>
            <text:p text:style-name="Table_20_Contents"><text:s text:c="6"/>return false;</text:p>
            <text:p text:style-name="Table_20_Contents"><text:s text:c="4"/>case 'S' :</text:p>
            <text:p text:style-name="Table_20_Contents"><text:s text:c="6"/>if( rr == 0 and p + 2 &lt;= m and r[ p + 1 ] + 2 &lt;= n and r[ p + 2 ] + 1 &lt;= n and r[ p ] == r[ p + 1 ] and r[ p ] + 1 == r[ p + 2 ] )</text:p>
            <text:p text:style-name="Table_20_Contents"><text:tab/>{ ++ r[ p ]; r[ p + 1 ] += 2; ++ r[ p + 2 ]; return true;}</text:p>
            <text:p text:style-name="Table_20_Contents"><text:s text:c="6"/>if( rr == 1 and p + 1 &lt;= m and r[ p ] + 2 &lt;= n and r[ p + 1 ] + 2 &lt;= n and r[ p ] == r[ p + 1 ] + 1 )</text:p>
            <text:p text:style-name="Table_20_Contents"><text:tab/>{ r[ p ] += 2; r[ p + 1 ] += 2; return true;}</text:p>
            <text:p text:style-name="Table_20_Contents"><text:s text:c="6"/>return false;</text:p>
            <text:p text:style-name="Table_20_Contents"><text:s text:c="4"/>case 'T' :</text:p>
            <text:p text:style-name="Table_20_Contents"><text:s text:c="6"/>if( rr == 0 and p + 2 &lt;= m and r[ p + 1 ] + 2 &lt;= n and r[ p ] == r[ p + 1 ] and r[ p ] == r[ p + 2 ])</text:p>
            <text:p text:style-name="Table_20_Contents"><text:tab/>{ ++ r[ p ]; r[ p + 1 ] += 2 ; ++ r[ p + 2 ]; return true; }</text:p>
            <text:p text:style-name="Table_20_Contents"><text:s text:c="6"/>if( rr == 1 and p + 1 &lt;= m and r[ p ] + 3 &lt;= n and r[ p + 1 ] + 1 &lt;= n and r[ p ] + 1 == r[ p + 1 ] )</text:p>
            <text:p text:style-name="Table_20_Contents"><text:tab/>{ r[ p ] += 3 ; ++ r[ p + 1 ]; return true; }</text:p>
            <text:p text:style-name="Table_20_Contents"><text:s text:c="6"/>if( rr == 2 and p + 1 &lt;= m and r[ p ] + 1 &lt;= n and r[ p + 1 ] + 3 &lt;= n and r[ p + 1 ] + 1 == r[ p ] )</text:p>
            <text:p text:style-name="Table_20_Contents"><text:tab/>{ ++ r[ p ]; r[ p + 1 ] += 3; return true; }</text:p>
            <text:p text:style-name="Table_20_Contents"><text:soft-page-break/><text:s text:c="6"/>if( rr == 3 and p + 2 &lt;= m and r[ p ] + 1 &lt;= n and r[ p + 1 ] + 2 &lt;= n and r[ p ] == r[ p + 2 ] and r[ p + 1 ] + 1 == r[ p ] )</text:p>
            <text:p text:style-name="Table_20_Contents"><text:tab/>{ ++ r[ p ]; r[ p + 1 ] += 2; ++ r[ p + 2 ]; return true;} </text:p>
            <text:p text:style-name="Table_20_Contents"><text:s text:c="6"/>return false;</text:p>
            <text:p text:style-name="Table_20_Contents"><text:s text:c="4"/>case 'Z' :</text:p>
            <text:p text:style-name="Table_20_Contents"><text:s text:c="6"/>if( rr == 0 and p + 2 &lt;= m and r[ p + 1 ] + 2 &lt;= n and r[ p + 1 ] == r[ p + 2 ] and r[ p ] + 1 &lt;= n and r[ p ] == r[ p + 1 ] + 1 )</text:p>
            <text:p text:style-name="Table_20_Contents"><text:tab/>{ ++ r[ p ]; r[ p + 1 ] += 2 ; ++ r[ p + 2 ]; return true;}</text:p>
            <text:p text:style-name="Table_20_Contents"><text:s text:c="6"/>if( rr == 1 and p + 1 &lt;= m and r[ p ] + 2 &lt;= n and r[ p + 1 ] + 2 &lt;= n and r[ p ] + 1 == r[ p + 1 ] )</text:p>
            <text:p text:style-name="Table_20_Contents"><text:tab/>{ r[ p ] += 2 ; r[ p + 1 ] += 2; return true; }</text:p>
            <text:p text:style-name="Table_20_Contents"><text:s text:c="6"/>return false;</text:p>
            <text:p text:style-name="Table_20_Contents"><text:s text:c="4"/>}</text:p>
            <text:p text:style-name="Table_20_Contents">}</text:p>
            <text:p text:style-name="Table_20_Contents">/*</text:p>
            <text:p text:style-name="Table_20_Contents">void test()</text:p>
            <text:p text:style-name="Table_20_Contents">{</text:p>
            <text:p text:style-name="Table_20_Contents"><text:s text:c="2"/>for( int i = 1 ; i &lt;= m ; ++ i ) printf("%d " , r[ i ] ); printf("\n");</text:p>
            <text:p text:style-name="Table_20_Contents"><text:s text:c="2"/>for( int i = n ; i &gt; 0 ; -- i )</text:p>
            <text:p text:style-name="Table_20_Contents"><text:s text:c="4"/>{</text:p>
            <text:p text:style-name="Table_20_Contents"><text:s text:c="6"/>for( int j = 1 ; j &lt;= m ; ++ j )</text:p>
            <text:p text:style-name="Table_20_Contents"><text:tab/>printf( "%d" , i &lt;= r[ j ] ? 1:0 );</text:p>
            <text:p text:style-name="Table_20_Contents"><text:s text:c="6"/>printf("\n");</text:p>
            <text:p text:style-name="Table_20_Contents"><text:s text:c="4"/>}</text:p>
            <text:p text:style-name="Table_20_Contents"><text:s text:c="2"/>return ;</text:p>
            <text:p text:style-name="Table_20_Contents">}</text:p>
            <text:p text:style-name="Table_20_Contents">*/</text:p>
            <text:p text:style-name="Table_20_Contents">bool dfs( int x )</text:p>
            <text:p text:style-name="Table_20_Contents">{</text:p>
            <text:p text:style-name="Table_20_Contents"><text:s text:c="2"/>int rec[ 42 ] , ro;</text:p>
            <text:p text:style-name="Table_20_Contents"><text:s text:c="2"/>memcpy( rec , r , sizeof( rec ) );</text:p>
            <text:p text:style-name="Table_20_Contents"><text:s text:c="2"/>for( int i = 1 ; i &lt;= m ; ++ i )</text:p>
            <text:p text:style-name="Table_20_Contents"><text:s text:c="4"/>for( ro = 0 ; ro &lt; 4 ; ++ ro )</text:p>
            <text:p text:style-name="Table_20_Contents"><text:s text:c="6"/>if( insert( i , t[ x ] , ro ) )</text:p>
            <text:p text:style-name="Table_20_Contents"><text:tab/>{</text:p>
            <text:p text:style-name="Table_20_Contents"><text:tab/> <text:s/>if( x == 10 or dfs( x + 1 ) )</text:p>
            <text:p text:style-name="Table_20_Contents"><text:tab/> <text:s text:c="3"/>return true;</text:p>
            <text:p text:style-name="Table_20_Contents"><text:tab/> <text:s/>memcpy( r , rec , sizeof( rec ) );</text:p>
            <text:p text:style-name="Table_20_Contents"><text:tab/>}</text:p>
            <text:p text:style-name="Table_20_Contents"><text:s text:c="2"/>return false;</text:p>
            <text:p text:style-name="Table_20_Contents">}</text:p>
            <text:p text:style-name="Table_20_Contents"/>
            <text:p text:style-name="Table_20_Contents">bool init()</text:p>
            <text:p text:style-name="Table_20_Contents">{</text:p>
            <text:p text:style-name="Table_20_Contents"><text:s text:c="2"/>int i;</text:p>
            <text:p text:style-name="Table_20_Contents"><text:s text:c="2"/>char ch;</text:p>
            <text:p text:style-name="Table_20_Contents"><text:s text:c="2"/>scanf("%d %d" , &amp;m , &amp;n );</text:p>
            <text:p text:style-name="Table_20_Contents"><text:s text:c="2"/>if( n == 0 and m == 0 ) return false;</text:p>
            <text:p text:style-name="Table_20_Contents"><text:soft-page-break/><text:s text:c="2"/>getchar();</text:p>
            <text:p text:style-name="Table_20_Contents"><text:s text:c="2"/>for( i = 1 ; i &lt;= 10 ; ++ i )</text:p>
            <text:p text:style-name="Table_20_Contents"><text:s text:c="4"/>{</text:p>
            <text:p text:style-name="Table_20_Contents"><text:s text:c="6"/>scanf("%c" , &amp;t[ i ] );</text:p>
            <text:p text:style-name="Table_20_Contents"><text:s text:c="6"/>if( i &lt; 10 ) getchar();</text:p>
            <text:p text:style-name="Table_20_Contents"><text:s text:c="4"/>}</text:p>
            <text:p text:style-name="Table_20_Contents"><text:s text:c="2"/>memset( r , 0 <text:s/>, sizeof( r ) );</text:p>
            <text:p text:style-name="Table_20_Contents"><text:s text:c="2"/>return true;</text:p>
            <text:p text:style-name="Table_20_Contents">}</text:p>
            <text:p text:style-name="Table_20_Contents"/>
            <text:p text:style-name="Table_20_Contents">int main()</text:p>
            <text:p text:style-name="Table_20_Contents">{</text:p>
            <text:p text:style-name="Table_20_Contents"><text:s text:c="2"/>while( init() )</text:p>
            <text:p text:style-name="Table_20_Contents"><text:s text:c="4"/>printf( dfs( 1 ) ? "Yes\n" : "No\n" );</text:p>
            <text:p text:style-name="Table_20_Contents"><text:s text:c="2"/>return 0;</text:p>
            <text:p text:style-name="Table_20_Contents">}</text:p>
          </table:table-cell>
        </table:table-row>
      </table:table>
      <text:p text:style-name="Standard"/>
      <text:p text:style-name="Standard">Python随机数据生成：</text:p>
      <table:table table:name="表格2" table:style-name="表格2">
        <table:table-column table:style-name="表格2.A"/>
        <table:table-row>
          <table:table-cell table:style-name="表格2.A1" office:value-type="string">
            <text:p text:style-name="Table_20_Contents">import random</text:p>
            <text:p text:style-name="Table_20_Contents">for i in range( 0 , 10 ):</text:p>
            <text:p text:style-name="Table_20_Contents"><text:s text:c="4"/>s = True</text:p>
            <text:p text:style-name="Table_20_Contents"><text:s text:c="4"/>while s == True:</text:p>
            <text:p text:style-name="Table_20_Contents"><text:s text:c="8"/>j = random.randint( 1 , 41 )</text:p>
            <text:p text:style-name="Table_20_Contents"><text:s text:c="8"/>if 40 % j == 0:</text:p>
            <text:p text:style-name="Table_20_Contents"><text:s text:c="12"/>print j , 40 / j</text:p>
            <text:p text:style-name="Table_20_Contents"><text:s text:c="12"/>s = False</text:p>
            <text:p text:style-name="Table_20_Contents"><text:s text:c="4"/>for j in range( 0 , 10 ):</text:p>
            <text:p text:style-name="Table_20_Contents"><text:s text:c="8"/>print random.choice("IJLOSTZ"),</text:p>
            <text:p text:style-name="Table_20_Contents"><text:s text:c="4"/>print</text:p>
            <text:p text:style-name="Table_20_Contents">print 0 , 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DejaVu Serif" fo:font-size="18pt" fo:font-weight="bold" style:font-name-asian="DejaVu Sans1"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uacm </meta:initial-creator>
    <meta:creation-date>2012-07-16T08:24:39</meta:creation-date>
    <dc:date>2012-09-06T17:22:17</dc:date>
    <dc:creator>csuacm </dc:creator>
    <meta:editing-duration>PT18M2S</meta:editing-duration>
    <meta:editing-cycles>11</meta:editing-cycles>
    <meta:generator>LibreOffice/3.5$Linux_x86 LibreOffice_project/350m1$Build-2</meta:generator>
    <meta:document-statistic meta:table-count="2" meta:image-count="0" meta:object-count="0" meta:page-count="4" meta:paragraph-count="141" meta:word-count="1543" meta:character-count="5013" meta:non-whitespace-character-count="3263"/>
  </office:meta>
</office:document-meta>
</file>